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TestClassLoader.CandidateComponentsTestClassLoader( ClassLoader parent , IO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ndidateComponentsTestClassLoader.index( ClassLoader classLoader , Resource ... re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ndidateComponentsTestClassLoader.disableIndex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ndidateComponentsTestClassLoader.getResourc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ndidateComponentsTestClassLoader.CandidateComponentsTestClassLoader( ClassLoader classLoader , Enumeration &lt; URL &gt; resource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